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1000001114EE382E40293C08D.png" manifest:media-type="image/png"/>
  <manifest:file-entry manifest:full-path="Pictures/100000010000011100000111C54156E987FA6EB3.png" manifest:media-type="image/png"/>
  <manifest:file-entry manifest:full-path="Pictures/10000001000001110000011170161FAE38CAFBEB.png" manifest:media-type="image/png"/>
  <manifest:file-entry manifest:full-path="Pictures/100000010000011100000111F47BAA870A188A97.png" manifest:media-type="image/png"/>
  <manifest:file-entry manifest:full-path="Pictures/100000010000010A0000010CA1D763E802282C8F.png" manifest:media-type="image/png"/>
  <manifest:file-entry manifest:full-path="Pictures/100000010000010A0000010C05EB28AD78DAF0ED.png" manifest:media-type="image/png"/>
  <manifest:file-entry manifest:full-path="Pictures/10000001000001DF000001661746018B6C559E7F.png" manifest:media-type="image/png"/>
  <manifest:file-entry manifest:full-path="Pictures/100000010000010D0000010F03C6B91D0D8D2F8C.png" manifest:media-type="image/png"/>
  <manifest:file-entry manifest:full-path="Pictures/10000001000001DF00000166A7344B8C9757577E.png" manifest:media-type="image/png"/>
  <manifest:file-entry manifest:full-path="Pictures/100000010000010E0000010DAAC421BEDFEC433D.png" manifest:media-type="image/png"/>
  <manifest:file-entry manifest:full-path="Pictures/10000001000001120000010D0BE3AD71DFFB2F8F.png" manifest:media-type="image/png"/>
  <manifest:file-entry manifest:full-path="Pictures/100000010000011200000112AF6DE4DC463FBC85.png" manifest:media-type="image/png"/>
  <manifest:file-entry manifest:full-path="Pictures/100000010000010B000001096461C90E3E7A5CCF.png" manifest:media-type="image/png"/>
  <manifest:file-entry manifest:full-path="Pictures/100000010000010D0000010FCB65DA39FCBC19C7.png" manifest:media-type="image/png"/>
  <manifest:file-entry manifest:full-path="Pictures/100000010000011200000112AD075CCAEC7A5E00.png" manifest:media-type="image/png"/>
  <manifest:file-entry manifest:full-path="Pictures/100000010000010A0000010C77BCD2EA88F38C75.png" manifest:media-type="image/png"/>
  <manifest:file-entry manifest:full-path="Pictures/100000010000010C00000111EC581F8F765CB760.png" manifest:media-type="image/png"/>
  <manifest:file-entry manifest:full-path="Pictures/100000010000010E0000010CCF6C54877F9615D0.png" manifest:media-type="image/png"/>
  <manifest:file-entry manifest:full-path="Pictures/10000001000001DF000001664DF333417154B67F.png" manifest:media-type="image/png"/>
  <manifest:file-entry manifest:full-path="Pictures/100000010000010C000001111C43A9737290D537.png" manifest:media-type="image/png"/>
  <manifest:file-entry manifest:full-path="Pictures/100000010000011200000112D873FF05218B3739.png" manifest:media-type="image/png"/>
  <manifest:file-entry manifest:full-path="Pictures/100000010000010C000001119AAC042370187268.png" manifest:media-type="image/png"/>
  <manifest:file-entry manifest:full-path="Pictures/100000010000010D0000010D9B24B972160B360B.png" manifest:media-type="image/png"/>
  <manifest:file-entry manifest:full-path="Pictures/100000010000010E0000010C168BABC0B113A432.png" manifest:media-type="image/png"/>
  <manifest:file-entry manifest:full-path="Pictures/10000001000001DF00000166CE68479998D7DA44.png" manifest:media-type="image/png"/>
  <manifest:file-entry manifest:full-path="Pictures/10000001000001120000010D74F0A839909D5D14.png" manifest:media-type="image/png"/>
  <manifest:file-entry manifest:full-path="Pictures/100000010000010D0000010F8866CF38A7BB8C28.png" manifest:media-type="image/png"/>
  <manifest:file-entry manifest:full-path="Pictures/100000010000010D0000010DF4518A78FEA9EDCD.png" manifest:media-type="image/png"/>
  <manifest:file-entry manifest:full-path="Pictures/100000010000010D0000010D8FD7B7C94FEF2EAF.png" manifest:media-type="image/png"/>
  <manifest:file-entry manifest:full-path="Pictures/1000000100000110000001099D73347125C84C47.png" manifest:media-type="image/png"/>
  <manifest:file-entry manifest:full-path="Pictures/100000010000011000000109AD513C9524402465.png" manifest:media-type="image/png"/>
  <manifest:file-entry manifest:full-path="Pictures/100000010000010C00000111727DAA875E554AB1.png" manifest:media-type="image/png"/>
  <manifest:file-entry manifest:full-path="Pictures/100000010000011000000109FBB182F2231B0157.png" manifest:media-type="image/png"/>
  <manifest:file-entry manifest:full-path="Pictures/100000010000010A0000010C88588BF411B8A576.png" manifest:media-type="image/png"/>
  <manifest:file-entry manifest:full-path="Pictures/100000010000010D0000010F0146E92B2C2CA87B.png" manifest:media-type="image/png"/>
  <manifest:file-entry manifest:full-path="Pictures/100000010000010E0000010C9A82040B054AD228.png" manifest:media-type="image/png"/>
  <manifest:file-entry manifest:full-path="Pictures/100000010000010E0000010CA4B73AB0C344055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3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df0f4" draw:textarea-horizontal-align="justify" draw:textarea-vertical-align="middle" draw:auto-grow-height="false" fo:min-height="0.75cm" fo:min-width="2cm"/>
      <style:paragraph-properties style:writing-mode="lr-tb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2.756cm" fo:min-width="2.506cm"/>
      <style:paragraph-properties style:writing-mode="lr-tb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 fo:min-height="2.226cm" fo:min-width="1.97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26cm" fo:min-width="1.976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908cm" fo:min-width="4.362cm" fo:wrap-option="wrap"/>
      <style:paragraph-properties style:writing-mode="lr-tb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75cm" fo:min-width="2cm"/>
      <style:paragraph-properties style:writing-mode="lr-tb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1cm" fo:min-width="4.5cm"/>
      <style:paragraph-properties style:writing-mode="lr-tb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75cm" fo:min-width="4.5cm"/>
      <style:paragraph-properties style:writing-mode="lr-tb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cm" fo:min-width="3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df0f4"/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5cm" svg:height="6.876cm" svg:x="1cm" svg:y="1.028cm">
          <draw:image xlink:href="Pictures/100000010000010C00000111EC581F8F765CB760.png" xlink:type="simple" xlink:show="embed" xlink:actuate="onLoad" draw:mime-type="image/png">
            <text:p/>
          </draw:image>
        </draw:frame>
        <draw:frame draw:style-name="gr2" draw:text-style-name="P1" draw:layer="layout" svg:width="6.75cm" svg:height="6.876cm" svg:x="7.75cm" svg:y="1cm">
          <draw:image xlink:href="Pictures/100000010000010C00000111727DAA875E554AB1.png" xlink:type="simple" xlink:show="embed" xlink:actuate="onLoad" draw:mime-type="image/png">
            <text:p/>
          </draw:image>
        </draw:frame>
        <draw:frame draw:style-name="gr2" draw:text-style-name="P1" draw:layer="layout" svg:width="6.75cm" svg:height="6.876cm" svg:x="14.5cm" svg:y="1.028cm">
          <draw:image xlink:href="Pictures/100000010000010C000001119AAC042370187268.png" xlink:type="simple" xlink:show="embed" xlink:actuate="onLoad" draw:mime-type="image/png">
            <text:p/>
          </draw:image>
        </draw:frame>
        <draw:frame draw:style-name="gr2" draw:text-style-name="P1" draw:layer="layout" svg:width="6.75cm" svg:height="6.875cm" svg:x="21.25cm" svg:y="1cm">
          <draw:image xlink:href="Pictures/100000010000010C000001111C43A9737290D537.png" xlink:type="simple" xlink:show="embed" xlink:actuate="onLoad" draw:mime-type="image/png">
            <text:p/>
          </draw:image>
        </draw:frame>
        <draw:custom-shape draw:style-name="gr3" draw:text-style-name="P2" draw:layer="layout" svg:width="2.5cm" svg:height="1cm" svg:x="1cm" svg:y="2.75cm">
          <text:p text:style-name="P1">5-PR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7.75cm" svg:y="2.75cm">
          <text:p text:style-name="P1">6-S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4.5cm" svg:y="2.75cm">
          <text:p text:style-name="P1">7-IL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.25cm" svg:y="2.75cm">
          <text:p text:style-name="P1">8-VAL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749cm" svg:height="6.749cm" svg:x="1cm" svg:y="7.751cm">
          <draw:image xlink:href="Pictures/100000010000011200000112AD075CCAEC7A5E00.png" xlink:type="simple" xlink:show="embed" xlink:actuate="onLoad" draw:mime-type="image/png">
            <text:p/>
          </draw:image>
        </draw:frame>
        <draw:frame draw:style-name="gr2" draw:text-style-name="P1" draw:layer="layout" svg:width="6.75cm" svg:height="6.75cm" svg:x="7.75cm" svg:y="7.75cm">
          <draw:image xlink:href="Pictures/100000010000011200000112D873FF05218B3739.png" xlink:type="simple" xlink:show="embed" xlink:actuate="onLoad" draw:mime-type="image/png">
            <text:p/>
          </draw:image>
        </draw:frame>
        <draw:frame draw:style-name="gr2" draw:text-style-name="P1" draw:layer="layout" svg:width="6.749cm" svg:height="6.749cm" svg:x="14.465cm" svg:y="7.751cm">
          <draw:image xlink:href="Pictures/100000010000011200000112AF6DE4DC463FBC85.png" xlink:type="simple" xlink:show="embed" xlink:actuate="onLoad" draw:mime-type="image/png">
            <text:p/>
          </draw:image>
        </draw:frame>
        <draw:frame draw:style-name="gr2" draw:text-style-name="P1" draw:layer="layout" svg:width="6.643cm" svg:height="6.618cm" svg:x="21.25cm" svg:y="7.882cm">
          <draw:image xlink:href="Pictures/100000010000010E0000010DAAC421BEDFEC433D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4" draw:text-style-name="P3" draw:layer="layout" svg:width="4.25cm" svg:height="4.25cm" svg:x="16.25cm" svg:y="10.25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5cm" svg:height="3.5cm" svg:x="12.5cm" svg:y="7.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5cm" svg:height="3.5cm" svg:x="12.5cm" svg:y="2.5cm">
          <text:p text:style-name="P1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5cm" svg:height="3.5cm" svg:x="8.5cm" svg:y="11cm">
          <text:p text:style-name="P1">N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75cm" svg:y1="10cm" svg:x2="16.75cm" svg:y2="11cm">
          <text:p/>
        </draw:line>
        <draw:line draw:style-name="gr7" draw:text-style-name="P5" draw:layer="layout" svg:x1="11.5cm" svg:y1="11.5cm" svg:x2="12.75cm" svg:y2="10.25cm">
          <text:p/>
        </draw:line>
        <draw:line draw:style-name="gr7" draw:text-style-name="P5" draw:layer="layout" svg:x1="14.5cm" svg:y1="6cm" svg:x2="14.5cm" svg:y2="7.5cm">
          <text:p/>
        </draw:line>
        <draw:custom-shape draw:style-name="gr8" draw:text-style-name="P6" draw:layer="layout" svg:width="5.25cm" svg:height="1.25cm" svg:x="5cm" svg:y="8cm">
          <text:p text:style-name="P1">Peptide bond</text:p>
          <draw:enhanced-geometry svg:viewBox="0 0 21600 21600" draw:text-areas="800 800 20800 20800" draw:type="round-rectangular-callout" draw:modifiers="29164.7305275186 52212.9496402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2" draw:text-style-name="P1" draw:layer="layout" svg:width="12.673cm" svg:height="9.471cm" svg:x="1.5cm" svg:y="1.029cm">
          <draw:image xlink:href="Pictures/10000001000001DF00000166A7344B8C9757577E.png" xlink:type="simple" xlink:show="embed" xlink:actuate="onLoad" draw:mime-type="image/png">
            <text:p/>
          </draw:image>
        </draw:frame>
        <draw:frame draw:style-name="gr2" draw:text-style-name="P1" draw:layer="layout" svg:width="12.673cm" svg:height="9.471cm" svg:x="0.75cm" svg:y="10.5cm">
          <draw:image xlink:href="Pictures/10000001000001DF000001661746018B6C559E7F.png" xlink:type="simple" xlink:show="embed" xlink:actuate="onLoad" draw:mime-type="image/png">
            <text:p/>
          </draw:image>
        </draw:frame>
        <draw:frame draw:style-name="gr2" draw:text-style-name="P1" draw:layer="layout" svg:width="12.673cm" svg:height="9.471cm" svg:x="15.077cm" svg:y="0.779cm">
          <draw:image xlink:href="Pictures/10000001000001DF000001664DF333417154B67F.png" xlink:type="simple" xlink:show="embed" xlink:actuate="onLoad" draw:mime-type="image/png">
            <text:p/>
          </draw:image>
        </draw:frame>
        <draw:frame draw:style-name="gr2" draw:text-style-name="P1" draw:layer="layout" svg:width="12.673cm" svg:height="9.471cm" svg:x="15.077cm" svg:y="10.5cm">
          <draw:image xlink:href="Pictures/10000001000001DF00000166CE68479998D7DA44.png" xlink:type="simple" xlink:show="embed" xlink:actuate="onLoad" draw:mime-type="image/png">
            <text:p/>
          </draw:image>
        </draw:frame>
        <draw:custom-shape draw:style-name="gr9" draw:text-style-name="P6" draw:layer="layout" svg:width="2.5cm" svg:height="1cm" svg:x="13.75cm" svg:y="7cm">
          <text:p text:style-name="P1">1ejg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cm" svg:height="1cm" svg:x="13.75cm" svg:y="13.25cm">
          <text:p text:style-name="P1">6q53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2" draw:text-style-name="P1" draw:layer="layout" svg:width="7.063cm" svg:height="7.01cm" svg:x="1.25cm" svg:y="1.49cm">
          <draw:image xlink:href="Pictures/100000010000010B000001096461C90E3E7A5CCF.png" xlink:type="simple" xlink:show="embed" xlink:actuate="onLoad" draw:mime-type="image/png">
            <text:p/>
          </draw:image>
        </draw:frame>
        <draw:frame draw:style-name="gr2" draw:text-style-name="P1" draw:layer="layout" svg:width="7.249cm" svg:height="7.116cm" svg:x="9.25cm" svg:y="1.5cm">
          <draw:image xlink:href="Pictures/10000001000001120000010D74F0A839909D5D14.png" xlink:type="simple" xlink:show="embed" xlink:actuate="onLoad" draw:mime-type="image/png">
            <text:p/>
          </draw:image>
        </draw:frame>
        <draw:frame draw:style-name="gr2" draw:text-style-name="P1" draw:layer="layout" svg:width="7.249cm" svg:height="7.116cm" svg:x="17.5cm" svg:y="1.5cm">
          <draw:image xlink:href="Pictures/10000001000001120000010D0BE3AD71DFFB2F8F.png" xlink:type="simple" xlink:show="embed" xlink:actuate="onLoad" draw:mime-type="image/png">
            <text:p/>
          </draw:image>
        </draw:frame>
        <draw:custom-shape draw:style-name="gr10" draw:text-style-name="P6" draw:layer="layout" svg:width="5cm" svg:height="1.25cm" svg:x="2.5cm" svg:y="1.25cm">
          <text:p text:style-name="P1">3-4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cm" svg:height="1.25cm" svg:x="10.5cm" svg:y="1.25cm">
          <text:p text:style-name="P1">4-3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cm" svg:height="1.25cm" svg:x="18.5cm" svg:y="1.25cm">
          <text:p text:style-name="P1">16-26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116cm" svg:height="7.116cm" svg:x="1.25cm" svg:y="8.5cm">
          <draw:image xlink:href="Pictures/100000010000010D0000010D9B24B972160B360B.png" xlink:type="simple" xlink:show="embed" xlink:actuate="onLoad" draw:mime-type="image/png">
            <text:p/>
          </draw:image>
        </draw:frame>
        <draw:frame draw:style-name="gr2" draw:text-style-name="P1" draw:layer="layout" svg:width="7.116cm" svg:height="7.116cm" svg:x="9.25cm" svg:y="8.634cm">
          <draw:image xlink:href="Pictures/100000010000010D0000010DF4518A78FEA9EDCD.png" xlink:type="simple" xlink:show="embed" xlink:actuate="onLoad" draw:mime-type="image/png">
            <text:p/>
          </draw:image>
        </draw:frame>
        <draw:frame draw:style-name="gr2" draw:text-style-name="P1" draw:layer="layout" svg:width="7.116cm" svg:height="7.116cm" svg:x="17.5cm" svg:y="8.75cm">
          <draw:image xlink:href="Pictures/100000010000010D0000010D8FD7B7C94FEF2EAF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ustom-shape draw:style-name="gr11" draw:text-style-name="P6" draw:layer="layout" svg:width="5cm" svg:height="1cm" svg:x="3cm" svg:y="1.5cm">
          <text:p text:style-name="P1">6-127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cm" svg:height="1.25cm" svg:x="10.5cm" svg:y="1.5cm">
          <text:p text:style-name="P1">30-115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cm" svg:height="1.25cm" svg:x="18cm" svg:y="1.5cm">
          <text:p text:style-name="P1">64-80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196cm" svg:height="7.01cm" svg:x="1.5cm" svg:y="2.49cm">
          <draw:image xlink:href="Pictures/1000000100000110000001099D73347125C84C47.png" xlink:type="simple" xlink:show="embed" xlink:actuate="onLoad" draw:mime-type="image/png">
            <text:p/>
          </draw:image>
        </draw:frame>
        <draw:frame draw:style-name="gr2" draw:text-style-name="P1" draw:layer="layout" svg:width="7.196cm" svg:height="7.01cm" svg:x="9.304cm" svg:y="2.49cm">
          <draw:image xlink:href="Pictures/100000010000011000000109AD513C9524402465.png" xlink:type="simple" xlink:show="embed" xlink:actuate="onLoad" draw:mime-type="image/png">
            <text:p/>
          </draw:image>
        </draw:frame>
        <draw:frame draw:style-name="gr2" draw:text-style-name="P1" draw:layer="layout" svg:width="7.196cm" svg:height="7.01cm" svg:x="17.054cm" svg:y="2.49cm">
          <draw:image xlink:href="Pictures/100000010000011000000109FBB182F2231B0157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2" draw:text-style-name="P1" draw:layer="layout" svg:width="4.715cm" svg:height="4.75cm" svg:x="1.035cm" svg:y="2cm">
          <draw:image xlink:href="Pictures/100000010000010D0000010F03C6B91D0D8D2F8C.png" xlink:type="simple" xlink:show="embed" xlink:actuate="onLoad" draw:mime-type="image/png">
            <text:p/>
          </draw:image>
        </draw:frame>
        <draw:frame draw:style-name="gr2" draw:text-style-name="P1" draw:layer="layout" svg:width="4.75cm" svg:height="4.786cm" svg:x="5.75cm" svg:y="1.964cm">
          <draw:image xlink:href="Pictures/100000010000010D0000010F8866CF38A7BB8C28.png" xlink:type="simple" xlink:show="embed" xlink:actuate="onLoad" draw:mime-type="image/png">
            <text:p/>
          </draw:image>
        </draw:frame>
        <draw:frame draw:style-name="gr2" draw:text-style-name="P1" draw:layer="layout" svg:width="4.75cm" svg:height="4.785cm" svg:x="10.561cm" svg:y="2.032cm">
          <draw:image xlink:href="Pictures/100000010000010D0000010F0146E92B2C2CA87B.png" xlink:type="simple" xlink:show="embed" xlink:actuate="onLoad" draw:mime-type="image/png">
            <text:p/>
          </draw:image>
        </draw:frame>
        <draw:frame draw:style-name="gr2" draw:text-style-name="P1" draw:layer="layout" svg:width="4.715cm" svg:height="4.75cm" svg:x="15.285cm" svg:y="2cm">
          <draw:image xlink:href="Pictures/100000010000010D0000010FCB65DA39FCBC19C7.png" xlink:type="simple" xlink:show="embed" xlink:actuate="onLoad" draw:mime-type="image/png">
            <text:p/>
          </draw:image>
        </draw:frame>
        <draw:custom-shape draw:style-name="gr12" draw:text-style-name="P6" draw:layer="layout" svg:width="4.25cm" svg:height="1.25cm" svg:x="1cm" svg:y="1cm">
          <text:p text:style-name="P1">5-ARG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25cm" svg:height="1.25cm" svg:x="5.75cm" svg:y="1cm">
          <text:p text:style-name="P1">6-CYS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25cm" svg:height="1.25cm" svg:x="10.5cm" svg:y="1cm">
          <text:p text:style-name="P1">7-GLU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25cm" svg:height="1.25cm" svg:x="15.5cm" svg:y="1cm">
          <text:p text:style-name="P1">8-LEU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741cm" svg:height="4.705cm" svg:x="1.009cm" svg:y="6.545cm">
          <draw:image xlink:href="Pictures/100000010000010E0000010C9A82040B054AD228.png" xlink:type="simple" xlink:show="embed" xlink:actuate="onLoad" draw:mime-type="image/png">
            <text:p/>
          </draw:image>
        </draw:frame>
        <draw:frame draw:style-name="gr2" draw:text-style-name="P1" draw:layer="layout" svg:width="4.75cm" svg:height="4.714cm" svg:x="5.75cm" svg:y="6.536cm">
          <draw:image xlink:href="Pictures/100000010000010E0000010C168BABC0B113A432.png" xlink:type="simple" xlink:show="embed" xlink:actuate="onLoad" draw:mime-type="image/png">
            <text:p/>
          </draw:image>
        </draw:frame>
        <draw:frame draw:style-name="gr2" draw:text-style-name="P1" draw:layer="layout" svg:width="4.643cm" svg:height="4.608cm" svg:x="10.5cm" svg:y="6.642cm">
          <draw:image xlink:href="Pictures/100000010000010E0000010CCF6C54877F9615D0.png" xlink:type="simple" xlink:show="embed" xlink:actuate="onLoad" draw:mime-type="image/png">
            <text:p/>
          </draw:image>
        </draw:frame>
        <draw:frame draw:style-name="gr2" draw:text-style-name="P1" draw:layer="layout" svg:width="4.741cm" svg:height="4.705cm" svg:x="15.187cm" svg:y="6.64cm">
          <draw:image xlink:href="Pictures/100000010000010E0000010CA4B73AB0C344055A.png" xlink:type="simple" xlink:show="embed" xlink:actuate="onLoad" draw:mime-type="image/png">
            <text:p/>
          </draw:image>
        </draw:frame>
        <draw:frame draw:style-name="gr2" draw:text-style-name="P1" draw:layer="layout" svg:width="4.705cm" svg:height="4.741cm" svg:x="1cm" svg:y="11.259cm">
          <draw:image xlink:href="Pictures/100000010000010A0000010C88588BF411B8A576.png" xlink:type="simple" xlink:show="embed" xlink:actuate="onLoad" draw:mime-type="image/png">
            <text:p/>
          </draw:image>
        </draw:frame>
        <draw:frame draw:style-name="gr2" draw:text-style-name="P1" draw:layer="layout" svg:width="4.759cm" svg:height="4.795cm" svg:x="5.741cm" svg:y="11.25cm">
          <draw:image xlink:href="Pictures/100000010000010A0000010C77BCD2EA88F38C75.png" xlink:type="simple" xlink:show="embed" xlink:actuate="onLoad" draw:mime-type="image/png">
            <text:p/>
          </draw:image>
        </draw:frame>
        <draw:frame draw:style-name="gr2" draw:text-style-name="P1" draw:layer="layout" svg:width="4.555cm" svg:height="4.59cm" svg:x="10.5cm" svg:y="11.41cm">
          <draw:image xlink:href="Pictures/100000010000010A0000010C05EB28AD78DAF0ED.png" xlink:type="simple" xlink:show="embed" xlink:actuate="onLoad" draw:mime-type="image/png">
            <text:p/>
          </draw:image>
        </draw:frame>
        <draw:frame draw:style-name="gr2" draw:text-style-name="P1" draw:layer="layout" svg:width="4.714cm" svg:height="4.75cm" svg:x="15.25cm" svg:y="11.25cm">
          <draw:image xlink:href="Pictures/100000010000010A0000010CA1D763E802282C8F.png" xlink:type="simple" xlink:show="embed" xlink:actuate="onLoad" draw:mime-type="image/png">
            <text:p/>
          </draw:image>
        </draw:frame>
        <draw:frame draw:style-name="gr2" draw:text-style-name="P1" draw:layer="layout" svg:width="4.75cm" svg:height="4.75cm" svg:x="1cm" svg:y="16cm">
          <draw:image xlink:href="Pictures/100000010000011100000111F47BAA870A188A97.png" xlink:type="simple" xlink:show="embed" xlink:actuate="onLoad" draw:mime-type="image/png">
            <text:p/>
          </draw:image>
        </draw:frame>
        <draw:frame draw:style-name="gr2" draw:text-style-name="P1" draw:layer="layout" svg:width="4.75cm" svg:height="4.75cm" svg:x="5.75cm" svg:y="16cm">
          <draw:image xlink:href="Pictures/10000001000001110000011170161FAE38CAFBEB.png" xlink:type="simple" xlink:show="embed" xlink:actuate="onLoad" draw:mime-type="image/png">
            <text:p/>
          </draw:image>
        </draw:frame>
        <draw:frame draw:style-name="gr2" draw:text-style-name="P1" draw:layer="layout" svg:width="4.75cm" svg:height="4.75cm" svg:x="10.5cm" svg:y="16cm">
          <draw:image xlink:href="Pictures/100000010000011100000111C54156E987FA6EB3.png" xlink:type="simple" xlink:show="embed" xlink:actuate="onLoad" draw:mime-type="image/png">
            <text:p/>
          </draw:image>
        </draw:frame>
        <draw:frame draw:style-name="gr2" draw:text-style-name="P1" draw:layer="layout" svg:width="4.722cm" svg:height="4.722cm" svg:x="15.25cm" svg:y="16.028cm">
          <draw:image xlink:href="Pictures/1000000100000111000001114EE382E40293C08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6T21:08:14.705836811</meta:creation-date>
    <dc:date>2024-12-28T23:57:43.785492359</dc:date>
    <meta:editing-duration>PT1H21M32S</meta:editing-duration>
    <meta:editing-cycles>5</meta:editing-cycles>
    <meta:generator>LibreOffice/7.3.7.2$Linux_X86_64 LibreOffice_project/30$Build-2</meta:generator>
    <meta:document-statistic meta:object-count="61"/>
  </office:meta>
</office:document-meta>
</file>